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cm" draw:marker-end-width="0cm" draw:fill="solid" draw:fill-color="#009999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cm" draw:marker-end-width="0cm" draw:fill="solid" draw:fill-color="#009933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cm" draw:marker-end-width="0cm" draw:fill-color="#669966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cm" draw:marker-end-width="0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cm" draw:marker-end-width="0cm" draw:fill-color="#669933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667cm" svg:height="1.27cm" svg:x="9.89cm" svg:y="2.27cm" draw:corner-radius="0.5cm">
          <text:p text:style-name="P1">Figure</text:p>
        </draw:rect>
        <draw:rect draw:style-name="gr2" draw:text-style-name="P1" draw:layer="layout" svg:width="2.54cm" svg:height="1.27cm" svg:x="2.27cm" svg:y="4.81cm" draw:corner-radius="0.5cm">
          <text:p text:style-name="P1">Panel 1</text:p>
        </draw:rect>
        <draw:rect draw:style-name="gr2" draw:text-style-name="P1" draw:layer="layout" svg:width="2.54cm" svg:height="1.27cm" svg:x="17.51cm" svg:y="4.81cm" draw:corner-radius="0.5cm">
          <text:p text:style-name="P1">Panel 3</text:p>
        </draw:rect>
        <draw:rect draw:style-name="gr2" draw:text-style-name="P1" draw:layer="layout" svg:width="2.54cm" svg:height="1.27cm" svg:x="10.017cm" svg:y="4.81cm" draw:corner-radius="0.5cm">
          <text:p text:style-name="P1">Panel 2</text:p>
        </draw:rect>
        <draw:rect draw:style-name="gr3" draw:text-style-name="P1" draw:layer="layout" svg:width="2.54cm" svg:height="1.27cm" svg:x="2.27cm" svg:y="7.35cm" draw:corner-radius="0.5cm">
          <text:p text:style-name="P1">Series 1</text:p>
        </draw:rect>
        <draw:rect draw:style-name="gr3" draw:text-style-name="P1" draw:layer="layout" svg:width="2.54cm" svg:height="1.27cm" svg:x="17.51cm" svg:y="7.35cm" draw:corner-radius="0.5cm">
          <text:p text:style-name="P1">Series 5</text:p>
        </draw:rect>
        <draw:rect draw:style-name="gr3" draw:text-style-name="P1" draw:layer="layout" svg:width="2.54cm" svg:height="1.27cm" svg:x="6.08cm" svg:y="7.35cm" draw:corner-radius="0.5cm">
          <text:p text:style-name="P1">Series 2</text:p>
        </draw:rect>
        <draw:rect draw:style-name="gr3" draw:text-style-name="P1" draw:layer="layout" svg:width="2.54cm" svg:height="1.27cm" svg:x="9.89cm" svg:y="7.35cm" draw:corner-radius="0.5cm">
          <text:p text:style-name="P1">Series 3</text:p>
        </draw:rect>
        <draw:rect draw:style-name="gr3" draw:text-style-name="P1" draw:layer="layout" svg:width="2.54cm" svg:height="1.27cm" svg:x="13.827cm" svg:y="7.35cm" draw:corner-radius="0.5cm">
          <text:p text:style-name="P1">Series 4</text:p>
        </draw:rect>
        <draw:line draw:style-name="gr4" draw:text-style-name="P1" draw:layer="layout" svg:x1="11.16cm" svg:y1="3.54cm" svg:x2="3.54cm" svg:y2="4.81cm">
          <text:p/>
        </draw:line>
        <draw:line draw:style-name="gr4" draw:text-style-name="P1" draw:layer="layout" svg:x1="11.16cm" svg:y1="4.81cm" svg:x2="11.16cm" svg:y2="3.54cm">
          <text:p/>
        </draw:line>
        <draw:line draw:style-name="gr4" draw:text-style-name="P1" draw:layer="layout" svg:x1="11.16cm" svg:y1="3.54cm" svg:x2="18.78cm" svg:y2="4.81cm">
          <text:p/>
        </draw:line>
        <draw:line draw:style-name="gr4" draw:text-style-name="P1" draw:layer="layout" svg:x1="3.54cm" svg:y1="6.08cm" svg:x2="3.54cm" svg:y2="7.35cm">
          <text:p/>
        </draw:line>
        <draw:line draw:style-name="gr4" draw:text-style-name="P1" draw:layer="layout" svg:x1="18.653cm" svg:y1="6.08cm" svg:x2="18.653cm" svg:y2="7.35cm">
          <text:p/>
        </draw:line>
        <draw:line draw:style-name="gr4" draw:text-style-name="P1" draw:layer="layout" svg:x1="11.16cm" svg:y1="6.08cm" svg:x2="11.16cm" svg:y2="7.35cm">
          <text:p/>
        </draw:line>
        <draw:line draw:style-name="gr4" draw:text-style-name="P1" draw:layer="layout" svg:x1="11.16cm" svg:y1="6.08cm" svg:x2="7.35cm" svg:y2="7.35cm">
          <text:p/>
        </draw:line>
        <draw:line draw:style-name="gr4" draw:text-style-name="P1" draw:layer="layout" svg:x1="11.16cm" svg:y1="6.08cm" svg:x2="14.97cm" svg:y2="7.35cm">
          <text:p/>
        </draw:line>
        <draw:rect draw:style-name="gr5" draw:text-style-name="P2" draw:layer="layout" svg:width="2.54cm" svg:height="1.27cm" svg:x="2.27cm" svg:y="9.89cm" draw:corner-radius="0.5cm">
          <text:p text:style-name="P2"><text:span text:style-name="T1">Basic</text:span></text:p>
          <text:p text:style-name="P2"><text:span text:style-name="T1">source</text:span></text:p>
        </draw:rect>
        <draw:line draw:style-name="gr4" draw:text-style-name="P1" draw:layer="layout" svg:x1="3.54cm" svg:y1="8.62cm" svg:x2="3.54cm" svg:y2="9.89cm">
          <text:p/>
        </draw:line>
        <draw:rect draw:style-name="gr5" draw:text-style-name="P2" draw:layer="layout" svg:width="2.54cm" svg:height="1.27cm" svg:x="6.08cm" svg:y="9.89cm" draw:corner-radius="0.5cm">
          <text:p text:style-name="P2"><text:span text:style-name="T1">CSV</text:span></text:p>
          <text:p text:style-name="P2"><text:span text:style-name="T1">source</text:span></text:p>
        </draw:rect>
        <draw:rect draw:style-name="gr5" draw:text-style-name="P2" draw:layer="layout" svg:width="2.54cm" svg:height="1.27cm" svg:x="9.89cm" svg:y="9.89cm" draw:corner-radius="0.5cm">
          <text:p text:style-name="P2"><text:span text:style-name="T1">CSV</text:span></text:p>
          <text:p text:style-name="P2"><text:span text:style-name="T1">source</text:span></text:p>
        </draw:rect>
        <draw:rect draw:style-name="gr5" draw:text-style-name="P2" draw:layer="layout" svg:width="2.54cm" svg:height="1.27cm" svg:x="13.7cm" svg:y="9.89cm" draw:corner-radius="0.5cm">
          <text:p text:style-name="P2"><text:span text:style-name="T1">Basic</text:span></text:p>
          <text:p text:style-name="P2"><text:span text:style-name="T1">source</text:span></text:p>
        </draw:rect>
        <draw:rect draw:style-name="gr5" draw:text-style-name="P2" draw:layer="layout" svg:width="2.54cm" svg:height="1.27cm" svg:x="17.51cm" svg:y="9.871cm" draw:corner-radius="0.5cm">
          <text:p text:style-name="P2"><text:span text:style-name="T1">Basic</text:span></text:p>
          <text:p text:style-name="P2"><text:span text:style-name="T1">source</text:span></text:p>
        </draw:rect>
        <draw:line draw:style-name="gr4" draw:text-style-name="P1" draw:layer="layout" svg:x1="7.35cm" svg:y1="8.62cm" svg:x2="7.35cm" svg:y2="9.89cm">
          <text:p/>
        </draw:line>
        <draw:line draw:style-name="gr4" draw:text-style-name="P1" draw:layer="layout" svg:x1="11.16cm" svg:y1="8.62cm" svg:x2="11.16cm" svg:y2="9.89cm">
          <text:p/>
        </draw:line>
        <draw:line draw:style-name="gr4" draw:text-style-name="P1" draw:layer="layout" svg:x1="14.97cm" svg:y1="8.62cm" svg:x2="14.97cm" svg:y2="9.89cm">
          <text:p/>
        </draw:line>
        <draw:line draw:style-name="gr4" draw:text-style-name="P1" draw:layer="layout" svg:x1="18.78cm" svg:y1="8.62cm" svg:x2="18.78cm" svg:y2="9.89cm">
          <text:p/>
        </draw:line>
        <draw:line draw:style-name="gr6" draw:text-style-name="P1" draw:layer="layout" svg:x1="2.27cm" svg:y1="11.287cm" svg:x2="20.304cm" svg:y2="11.287cm">
          <text:p/>
        </draw:line>
        <draw:line draw:style-name="gr6" draw:text-style-name="P1" draw:layer="layout" svg:x1="20.304cm" svg:y1="11.287cm" svg:x2="20.304cm" svg:y2="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Acosta</meta:initial-creator>
    <meta:creation-date>2014-08-15T21:03:21.190631036</meta:creation-date>
    <dc:date>2014-08-16T06:35:04.704912207</dc:date>
    <dc:creator>Pablo Acosta</dc:creator>
    <meta:editing-duration>PT9H16M33S</meta:editing-duration>
    <meta:editing-cycles>2</meta:editing-cycles>
    <meta:generator>LibreOffice/4.2.6.2$Linux_X86_64 LibreOffice_project/420m0$Build-2</meta:generator>
    <meta:document-statistic meta:object-count="29"/>
  </office:meta>
</office:document-meta>
</file>